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cfa9" officeooo:paragraph-rsid="001fcfa9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fo:language="zxx" fo:country="none" style:font-size-asian="10pt" style:language-asian="zxx" style:country-asian="none" style:language-complex="zxx" style:country-complex="non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fo:language="zxx" fo:country="none" officeooo:rsid="001fcfa9" officeooo:paragraph-rsid="001fcfa9" style:language-asian="zxx" style:country-asian="none" style:language-complex="zxx" style:country-complex="non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Monospace" fo:font-size="10pt" fo:language="zxx" fo:country="none" style:font-size-asian="10pt" style:language-asian="zxx" style:country-asian="none" style:language-complex="zxx" style:country-complex="non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zxx" fo:country="none" officeooo:rsid="001fcfa9" style:language-asian="zxx" style:country-asian="none" style:language-complex="zxx" style:country-complex="non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zxx" fo:country="none" officeooo:paragraph-rsid="0021c8a4" style:language-asian="zxx" style:country-asian="none" style:language-complex="zxx" style:country-complex="none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fo:language="zxx" fo:country="none" style:font-size-asian="10pt" style:language-asian="zxx" style:country-asian="none" style:language-complex="zxx" style:country-complex="none"/>
    </style:style>
    <style:style style:name="T1" style:family="text">
      <style:text-properties fo:color="#000000" loext:opacity="100%" style:font-name="Monospace" fo:font-size="10pt" style:font-size-asian="10pt"/>
    </style:style>
    <style:style style:name="T2" style:family="text">
      <style:text-properties fo:color="#000000" loext:opacity="100%" style:font-name="Monospace" fo:font-size="10pt" style:font-size-asian="10pt"/>
    </style:style>
    <style:style style:name="T3" style:family="text">
      <style:text-properties fo:color="#268bd2" loext:opacity="100%" style:font-name="Monospace" fo:font-size="10pt" style:font-size-asian="10pt"/>
    </style:style>
    <style:style style:name="T4" style:family="text">
      <style:text-properties fo:color="#268bd2" loext:opacity="100%" style:font-name="Monospace" fo:font-size="10pt" style:font-size-asian="10pt"/>
    </style:style>
    <style:style style:name="T5" style:family="text">
      <style:text-properties style:font-name="Monospace" fo:font-size="10pt" style:font-size-asian="10pt"/>
    </style:style>
    <style:style style:name="T6" style:family="text">
      <style:text-properties fo:color="#93a1a1" loext:opacity="100%" style:font-name="Monospace" fo:font-size="10pt" style:font-size-asian="10pt"/>
    </style:style>
    <style:style style:name="T7" style:family="text">
      <style:text-properties fo:color="#93a1a1" loext:opacity="100%" style:font-name="Monospace" fo:font-size="10pt" style:font-size-asian="10pt"/>
    </style:style>
    <style:style style:name="T8" style:family="text">
      <style:text-properties officeooo:rsid="00217d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ava projelerinde pom.xml'deki bağımlılıkların lisanslarını otomatik indirmek için aşağıdaki plugi<text:span text:style-name="T8">n</text:span> pom.xml'e <text:span text:style-name="T8">plugins açma ve kapatma etiketleri arasına bir plugin olarak </text:span>eklenmelidir. <text:s/></text:p>
      <text:p text:style-name="P4">Bu pluginde outputDirectory etiketleri arasına eğer hiçbirşey yazılmazsa output directory projenin kök dizini olur. Eğer gösterilen yoldaki klasörler yok ise plugin onları oluşturur. </text:p>
      <text:p text:style-name="P4">src/main/resources altında META-INF içerisinde bir alanı seçmek mantıklıdır çünkü proje jar dosyasına derlenirken maven lisansları META-INF içerisine kopyalar. Yani META-INF kullanmak için uygun standart bir konumdur. Maven projeyi jar dosyası haline getirirken META-INF içerisine LICENSE diye bir dosya oluşturup o dosyaya Apache lisansı koyuyor. Bu da projenin lisansı ile karışıp karışıklığa da neden olabilir. Projenin lisansını belirtmek için META-INF içerisine License of This Project isminde bir klasör açıp o klasöre kendi lisansımızı kopyalamak mantıklı olabilir.</text:p>
      <text:p text:style-name="P4"/>
      <text:p text:style-name="P1"/>
      <text:p text:style-name="P3"><text:span text:style-name="T1"><text:s/>&lt;</text:span><text:span text:style-name="T3">plugin</text:span><text:span text:style-name="T1">&gt;</text:span></text:p>
      <text:p text:style-name="P3"><text:span text:style-name="T1"><text:s text:c="6"/>&lt;</text:span><text:span text:style-name="T3">groupId</text:span><text:span text:style-name="T1">&gt;org.codehaus.mojo&lt;/</text:span><text:span text:style-name="T3">groupId</text:span><text:span text:style-name="T1">&gt;</text:span></text:p>
      <text:p text:style-name="P3"><text:span text:style-name="T1"><text:s text:c="6"/>&lt;</text:span><text:span text:style-name="T3">artifactId</text:span><text:span text:style-name="T1">&gt;license-maven-plugin&lt;/</text:span><text:span text:style-name="T3">artifactId</text:span><text:span text:style-name="T1">&gt;</text:span></text:p>
      <text:p text:style-name="P3"><text:span text:style-name="T1"><text:s text:c="6"/>&lt;</text:span><text:span text:style-name="T3">version</text:span><text:span text:style-name="T1">&gt;2.4.0&lt;/</text:span><text:span text:style-name="T3">version</text:span><text:span text:style-name="T1">&gt;</text:span></text:p>
      <text:p text:style-name="P2"/>
      <text:p text:style-name="P3"><text:span text:style-name="T1"><text:s text:c="6"/>&lt;</text:span><text:span text:style-name="T3">configuration</text:span><text:span text:style-name="T1">&gt;</text:span></text:p>
      <text:p text:style-name="P3"><text:span text:style-name="T1"><text:s text:c="8"/></text:span><text:span text:style-name="T6">&lt;!-- Çıktı klasörü --&gt;</text:span></text:p>
      <text:p text:style-name="P8"><text:span text:style-name="T1"><text:s text:c="8"/>&lt;</text:span><text:span text:style-name="T3">outputDirectory</text:span><text:span text:style-name="T1">&gt;</text:span></text:p>
      <text:p text:style-name="P8"><text:span text:style-name="T1">src/main/resources/META-INF/Licenses About This Program</text:span></text:p>
      <text:p text:style-name="P8"><text:span text:style-name="T1"><text:s text:c="8"/>&lt;/</text:span><text:span text:style-name="T3">outputDirectory</text:span><text:span text:style-name="T1">&gt;</text:span></text:p>
      <text:p text:style-name="P3"><text:span text:style-name="T1"><text:s text:c="8"/></text:span><text:span text:style-name="T6">&lt;!-- Çıktı dosyası adı --&gt;</text:span></text:p>
      <text:p text:style-name="P8"><text:span text:style-name="T1"><text:s text:c="8"/>&lt;</text:span><text:span text:style-name="T3">thirdPartyFilename</text:span><text:span text:style-name="T1">&gt;</text:span></text:p>
      <text:p text:style-name="P8"><text:span text:style-name="T1">Third Party Licenses (auto-generated by license-maven-plugin).txt</text:span></text:p>
      <text:p text:style-name="P8"><text:span text:style-name="T1"><text:tab/> <text:s/>&lt;/</text:span><text:span text:style-name="T3">thirdPartyFilename</text:span><text:span text:style-name="T1">&gt;</text:span></text:p>
      <text:p text:style-name="P3"><text:span text:style-name="T1"><text:tab/><text:tab/></text:span></text:p>
      <text:p text:style-name="P3"><text:span text:style-name="T1"><text:s text:c="8"/></text:span><text:span text:style-name="T6">&lt;!-- Opsiyonel: eksik lisansları fail etme --&gt;</text:span></text:p>
      <text:p text:style-name="P3"><text:span text:style-name="T1"><text:s text:c="8"/>&lt;</text:span><text:span text:style-name="T3">failOnMissing</text:span><text:span text:style-name="T1">&gt;false&lt;/</text:span><text:span text:style-name="T3">failOnMissing</text:span><text:span text:style-name="T1">&gt;</text:span></text:p>
      <text:p text:style-name="P3"><text:span text:style-name="T1"><text:s text:c="6"/>&lt;/</text:span><text:span text:style-name="T3">configuration</text:span><text:span text:style-name="T1">&gt;</text:span></text:p>
      <text:p text:style-name="P2"/>
      <text:p text:style-name="P3"><text:span text:style-name="T1"><text:s text:c="6"/>&lt;</text:span><text:span text:style-name="T3">executions</text:span><text:span text:style-name="T1">&gt;</text:span></text:p>
      <text:p text:style-name="P3"><text:span text:style-name="T1"><text:s text:c="8"/>&lt;</text:span><text:span text:style-name="T3">execution</text:span><text:span text:style-name="T1">&gt;</text:span></text:p>
      <text:p text:style-name="P3"><text:span text:style-name="T1"><text:s text:c="10"/>&lt;</text:span><text:span text:style-name="T3">id</text:span><text:span text:style-name="T1">&gt;add-third-party&lt;/</text:span><text:span text:style-name="T3">id</text:span><text:span text:style-name="T1">&gt;</text:span></text:p>
      <text:p text:style-name="P3"><text:span text:style-name="T1"><text:s text:c="10"/></text:span><text:span text:style-name="T6">&lt;!-- generate-resources fazında çalışır --&gt;</text:span></text:p>
      <text:p text:style-name="P3"><text:span text:style-name="T1"><text:s text:c="10"/>&lt;</text:span><text:span text:style-name="T3">phase</text:span><text:span text:style-name="T1">&gt;generate-resources&lt;/</text:span><text:span text:style-name="T3">phase</text:span><text:span text:style-name="T1">&gt;</text:span></text:p>
      <text:p text:style-name="P3"><text:span text:style-name="T1"><text:s text:c="10"/>&lt;</text:span><text:span text:style-name="T3">goals</text:span><text:span text:style-name="T1">&gt;</text:span></text:p>
      <text:p text:style-name="P3"><text:span text:style-name="T1"><text:s text:c="12"/>&lt;</text:span><text:span text:style-name="T3">goal</text:span><text:span text:style-name="T1">&gt;add-third-party&lt;/</text:span><text:span text:style-name="T3">goal</text:span><text:span text:style-name="T1">&gt;</text:span></text:p>
      <text:p text:style-name="P3"><text:span text:style-name="T1"><text:s text:c="10"/>&lt;/</text:span><text:span text:style-name="T3">goals</text:span><text:span text:style-name="T1">&gt;</text:span></text:p>
      <text:p text:style-name="P3"><text:span text:style-name="T1"><text:s text:c="8"/>&lt;/</text:span><text:span text:style-name="T3">execution</text:span><text:span text:style-name="T1">&gt;</text:span></text:p>
      <text:p text:style-name="P3"><text:span text:style-name="T1"><text:s text:c="6"/>&lt;/</text:span><text:span text:style-name="T3">executions</text:span><text:span text:style-name="T1">&gt;</text:span></text:p>
      <text:p text:style-name="P6"><text:span text:style-name="T1"><text:s text:c="4"/>&lt;/</text:span><text:span text:style-name="T3">plugin</text:span><text:span text:style-name="T1">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2:42:02.938715106</meta:creation-date>
    <dc:date>2025-07-24T20:33:48.102643764</dc:date>
    <meta:editing-duration>PT11M51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31" meta:word-count="175" meta:character-count="1797" meta:non-whitespace-character-count="1467"/>
  </office:meta>
</office:document-meta>
</file>